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 PL UMing CN" svg:font-family="'AR PL UMing CN'" style:font-family-generic="roman" style:font-pitch="variable"/>
    <style:font-face style:name="DejaVu Sans" svg:font-family="'DejaVu Sans'" style:font-family-generic="swiss" style:font-pitch="variable"/>
    <style:font-face style:name="文泉驿正黑" svg:font-family="文泉驿正黑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ader:</text:p>
      <text:p text:style-name="Standard">fbreader:epub,text,fb2.</text:p>
      <text:p text:style-name="Standard">Mupdf:pdf</text:p>
      <text:p text:style-name="Standard">djvu:libdjvu</text:p>
      <text:p text:style-name="Standard">adobe:DRM,pdf,epub.</text:p>
      <text:p text:style-name="Standard"/>
      <text:p text:style-name="Standard">Touch main.cpp &amp;&amp; make</text:p>
      <text:p text:style-name="Standard"/>
      <text:p text:style-name="Standard">changetype.sh malata</text:p>
      <text:p text:style-name="Standard"/>
      <text:p text:style-name="Standard">dpkt </text:p>
      <text:p text:style-name="Standard"/>
      <text:p text:style-name="Standard">/opt/produce/opt.eink_v2/image/opt/Qtopia</text:p>
      <text:p text:style-name="Standard"/>
      <text:p text:style-name="Standard"/>
      <text:p text:style-name="Standard">git</text:p>
      <text:p text:style-name="Standard"/>
      <text:p text:style-name="Standard">svn</text:p>
      <text:p text:style-name="Standard"/>
      <text:p text:style-name="Standard">ctags</text:p>
      <text:p text:style-name="Standard"/>
      <text:p text:style-name="Standard">pdfreader-&gt;</text:p>
      <text:p text:style-name="Standard">pdfviewer-&gt;</text:p>
      <text:p text:style-name="Standard">pdfprovider-&gt;loadBook()-&gt;</text:p>
      <text:p text:style-name="Standard">rendermanager-&gt;getRender()</text:p>
      <text:p text:style-name="Standard">pdfcache-&gt;setRender()-&gt;</text:p>
      <text:p text:style-name="Standard">pdfloadthread(cache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 PL UMing CN" svg:font-family="'AR PL UMing CN'" style:font-family-generic="roman" style:font-pitch="variable"/>
    <style:font-face style:name="DejaVu Sans" svg:font-family="'DejaVu Sans'" style:font-family-generic="swiss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AR PL UMing CN" fo:font-size="12pt" fo:language="en" fo:country="US" style:letter-kerning="true" style:font-name-asian="文泉驿正黑" style:font-size-asian="10.5pt" style:language-asian="zh" style:country-asian="CN" style:font-name-complex="文泉驿正黑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文泉驿正黑" style:font-size-asian="14pt" style:font-name-complex="文泉驿正黑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17T09:50:47</meta:creation-date>
    <dc:date>2010-11-26T13:42:28</dc:date>
    <meta:editing-duration>PT00H04M57S</meta:editing-duration>
    <meta:editing-cycles>7</meta:editing-cycles>
    <meta:generator>OpenOffice.org/3.1$Linux OpenOffice.org_project/310m19$Build-9420</meta:generator>
    <meta:document-statistic meta:table-count="0" meta:image-count="0" meta:object-count="0" meta:page-count="1" meta:paragraph-count="18" meta:word-count="22" meta:character-count="286"/>
  </office:meta>
</office:document-meta>
</file>